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ucida Sans" svg:font-family="'Lucida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1.278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7.878cm" fo:min-width="9.406cm"/>
    </style:style>
    <style:style style:name="gr3" style:family="graphic" style:parent-style-name="standard">
      <style:graphic-properties draw:fill-color="#5e8ac7" draw:textarea-horizontal-align="justify" draw:textarea-vertical-align="middle" draw:auto-grow-height="false" fo:min-height="6.354cm" fo:min-width="9.152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1.02cm" fo:min-width="3.056cm"/>
    </style:style>
    <style:style style:name="gr5" style:family="graphic" style:parent-style-name="standard">
      <style:graphic-properties draw:fill-color="#a3238e" draw:textarea-horizontal-align="justify" draw:textarea-vertical-align="middle" draw:auto-grow-height="false" fo:min-height="0.512cm" fo:min-width="3.564cm"/>
    </style:style>
    <style:style style:name="gr6" style:family="graphic" style:parent-style-name="standard">
      <style:graphic-properties draw:fill-color="#a3238e" draw:textarea-horizontal-align="justify" draw:textarea-vertical-align="middle" draw:auto-grow-height="false" fo:min-height="0.258cm" fo:min-width="3.564cm"/>
    </style:style>
    <style:style style:name="gr7" style:family="graphic" style:parent-style-name="standard">
      <style:graphic-properties draw:fill-color="#a3238e" draw:textarea-horizontal-align="justify" draw:textarea-vertical-align="middle" draw:auto-grow-height="false" fo:min-height="0.335cm" fo:min-width="3.564cm"/>
    </style:style>
    <style:style style:name="gr8" style:family="graphic" style:parent-style-name="standard">
      <style:graphic-properties draw:fill-color="#f9a870" draw:textarea-horizontal-align="justify" draw:textarea-vertical-align="middle" draw:auto-grow-height="false" fo:min-height="0.64cm" fo:min-width="0.6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4.576cm" fo:min-width="26.17cm"/>
    </style:style>
    <style:style style:name="gr13" style:family="graphic" style:parent-style-name="standard">
      <style:graphic-properties draw:fill-color="#f58220" draw:textarea-horizontal-align="justify" draw:textarea-vertical-align="middle" draw:auto-grow-height="false" fo:min-height="1.019cm" fo:min-width="0.515cm"/>
    </style:style>
    <style:style style:name="gr14" style:family="graphic" style:parent-style-name="standard">
      <style:graphic-properties draw:fill-color="#f9a870" draw:textarea-horizontal-align="justify" draw:textarea-vertical-align="middle" draw:auto-grow-height="false" fo:min-height="1.02cm" fo:min-width="0.51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02cm" fo:min-width="0.517cm"/>
    </style:style>
    <style:style style:name="gr16" style:family="graphic" style:parent-style-name="standard">
      <style:graphic-properties draw:fill-color="#a3238e" draw:textarea-horizontal-align="justify" draw:textarea-vertical-align="middle" draw:auto-grow-height="false" fo:min-height="1.02cm" fo:min-width="0.5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fill-color="#f9a870" draw:textarea-vertical-align="middle"/>
    </style:style>
    <style:style style:name="gr19" style:family="graphic" style:parent-style-name="standard">
      <style:graphic-properties draw:fill-color="#72bf44" draw:textarea-horizontal-align="justify" draw:textarea-vertical-align="middle" draw:auto-grow-height="false" fo:min-height="1.02cm" fo:min-width="0.51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21" style:family="graphic" style:parent-style-name="objectwithoutfill">
      <style:graphic-properties svg:stroke-color="#fff200" draw:marker-start="Arrow" draw:marker-start-width="0.3cm" draw:marker-end="Arrow" draw:marker-end-width="0.3cm" draw:fill="none" draw:fill-color="#f9a870" draw:textarea-vertical-align="middle"/>
    </style:style>
    <style:style style:name="gr22" style:family="graphic" style:parent-style-name="objectwithoutfill">
      <style:graphic-properties svg:stroke-color="#ed1c24" draw:marker-start="Arrow" draw:marker-start-width="0.3cm" draw:marker-end="Arrow" draw:marker-end-width="0.3cm" draw:fill="none" draw:fill-color="#ce181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>
      <style:graphic-properties draw:fill-color="#72bf44" draw:textarea-horizontal-align="justify" draw:textarea-vertical-align="middle" draw:auto-grow-height="false" fo:min-height="1.02cm" fo:min-width="2.548cm"/>
    </style:style>
    <style:style style:name="gr25" style:family="graphic" style:parent-style-name="standard">
      <style:graphic-properties draw:fill-color="#72bf44" draw:textarea-horizontal-align="justify" draw:textarea-vertical-align="middle" draw:auto-grow-height="false" fo:min-height="1.02cm" fo:min-width="2.04cm"/>
    </style:style>
    <style:style style:name="gr26" style:family="graphic" style:parent-style-name="objectwithoutfill">
      <style:graphic-properties svg:stroke-color="#ed1c24" draw:marker-start="Arrow" draw:marker-start-width="0.3cm" draw:marker-end="Arrow" draw:marker-end-width="0.3cm" draw:fill="none" draw:fill-color="#f9a870" draw:textarea-vertical-align="middle"/>
    </style:style>
    <style:style style:name="gr27" style:family="graphic" style:parent-style-name="objectwithoutfill">
      <style:graphic-properties svg:stroke-color="#fff200" draw:marker-start="Arrow" draw:marker-start-width="0.3cm" draw:marker-end="Arrow" draw:marker-end-width="0.3cm" draw:fill="none" draw:textarea-vertical-align="middle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0" style:family="graphic" style:parent-style-name="standard">
      <style:graphic-properties draw:fill-color="#0066b3" draw:textarea-horizontal-align="justify" draw:textarea-vertical-align="middle" draw:auto-grow-height="false" fo:min-height="1.682cm" fo:min-width="1.532cm"/>
    </style:style>
    <style:style style:name="gr31" style:family="graphic" style:parent-style-name="standard">
      <style:graphic-properties draw:fill-color="#0066b3" draw:textarea-horizontal-align="justify" draw:textarea-vertical-align="middle" draw:auto-grow-height="false" fo:min-height="2.444cm" fo:min-width="4.28cm"/>
    </style:style>
    <style:style style:name="gr32" style:family="graphic" style:parent-style-name="standard">
      <style:graphic-properties draw:fill-color="#0066b3" draw:textarea-horizontal-align="justify" draw:textarea-vertical-align="middle" draw:auto-grow-height="false" fo:min-height="0.826cm" fo:min-width="1.334cm"/>
    </style:style>
    <style:style style:name="gr33" style:family="graphic" style:parent-style-name="standard">
      <style:graphic-properties draw:fill-color="#0066b3" draw:textarea-horizontal-align="justify" draw:textarea-vertical-align="middle" draw:auto-grow-height="false" fo:min-height="0.92cm" fo:min-width="0.77cm"/>
    </style:style>
    <style:style style:name="gr34" style:family="graphic" style:parent-style-name="standard">
      <style:graphic-properties draw:fill-color="#0066b3" draw:textarea-horizontal-align="justify" draw:textarea-vertical-align="middle" draw:auto-grow-height="false" fo:min-height="1.682cm" fo:min-width="2.502cm"/>
    </style:style>
    <style:style style:name="gr35" style:family="graphic" style:parent-style-name="standard">
      <style:graphic-properties draw:fill-color="#0066b3" draw:textarea-horizontal-align="justify" draw:textarea-vertical-align="middle" draw:auto-grow-height="false" fo:min-height="1.07cm" fo:min-width="0.898cm"/>
    </style:style>
    <style:style style:name="gr36" style:family="graphic" style:parent-style-name="standard">
      <style:graphic-properties draw:fill-color="#0066b3" draw:textarea-horizontal-align="justify" draw:textarea-vertical-align="middle" draw:auto-grow-height="false" fo:min-height="1.782cm" fo:min-width="3.818cm"/>
    </style:style>
    <style:style style:name="gr37" style:family="graphic" style:parent-style-name="standard">
      <style:graphic-properties draw:fill-color="#0066b3" draw:textarea-horizontal-align="justify" draw:textarea-vertical-align="middle" draw:auto-grow-height="false" fo:min-height="1.048cm" fo:min-width="0.898cm"/>
    </style:style>
    <style:style style:name="gr38" style:family="graphic" style:parent-style-name="standard">
      <style:graphic-properties draw:fill-color="#0066b3" draw:textarea-horizontal-align="justify" draw:textarea-vertical-align="middle" draw:auto-grow-height="false" fo:min-height="1.782cm" fo:min-width="4.388cm"/>
    </style:style>
    <style:style style:name="gr39" style:family="graphic" style:parent-style-name="standard">
      <style:graphic-properties draw:fill-color="#0066b3" draw:textarea-horizontal-align="justify" draw:textarea-vertical-align="middle" draw:auto-grow-height="false" fo:min-height="0.766cm" fo:min-width="3.156cm"/>
    </style:style>
    <style:style style:name="gr40" style:family="graphic" style:parent-style-name="standard">
      <style:graphic-properties draw:fill-color="#0066b3" draw:textarea-horizontal-align="justify" draw:textarea-vertical-align="middle" draw:auto-grow-height="false" fo:min-height="1.152cm" fo:min-width="1.024cm"/>
    </style:style>
    <style:style style:name="gr41" style:family="graphic" style:parent-style-name="standard">
      <style:graphic-properties draw:fill-color="#0066b3" draw:textarea-horizontal-align="justify" draw:textarea-vertical-align="middle" draw:auto-grow-height="false" fo:min-height="0.766cm" fo:min-width="5.15cm"/>
    </style:style>
    <style:style style:name="gr42" style:family="graphic" style:parent-style-name="standard">
      <style:graphic-properties draw:fill-color="#0066b3" draw:textarea-horizontal-align="justify" draw:textarea-vertical-align="middle" draw:auto-grow-height="false" fo:min-height="1.36cm" fo:min-width="1.402cm"/>
    </style:style>
    <style:style style:name="gr43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8.706cm"/>
    </style:style>
    <style:style style:name="gr44" style:family="graphic" style:parent-style-name="standard">
      <style:graphic-properties draw:fill-color="#0066b3" draw:textarea-horizontal-align="justify" draw:textarea-vertical-align="middle" draw:auto-grow-height="false" fo:min-height="0.894cm" fo:min-width="0.644cm"/>
    </style:style>
    <style:style style:name="gr45" style:family="graphic" style:parent-style-name="standard">
      <style:graphic-properties draw:fill-color="#0066b3" draw:textarea-horizontal-align="justify" draw:textarea-vertical-align="middle" draw:auto-grow-height="false" fo:min-height="1.274cm" fo:min-width="3.31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1.22cm" fo:min-width="1.786cm"/>
    </style:style>
    <style:style style:name="gr47" style:family="graphic" style:parent-style-name="standard">
      <style:graphic-properties draw:fill-color="#0066b3" draw:textarea-horizontal-align="justify" draw:textarea-vertical-align="middle" draw:auto-grow-height="false" fo:min-height="0.766cm" fo:min-width="1.532cm"/>
    </style:style>
    <style:style style:name="gr48" style:family="graphic" style:parent-style-name="standard">
      <style:graphic-properties draw:fill-color="#0066b3" draw:textarea-horizontal-align="justify" draw:textarea-vertical-align="middle" draw:auto-grow-height="false" fo:min-height="1.782cm" fo:min-width="1.786cm"/>
    </style:style>
    <style:style style:name="gr49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8.70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1cm"/>
    </style:style>
    <style:style style:name="gr51" style:family="graphic" style:parent-style-name="standard">
      <style:graphic-properties draw:fill-color="#0066b3" draw:textarea-horizontal-align="justify" draw:textarea-vertical-align="middle" draw:auto-grow-height="false" fo:min-height="0.766cm" fo:min-width="5.088cm"/>
    </style:style>
    <style:style style:name="gr52" style:family="graphic" style:parent-style-name="standard">
      <style:graphic-properties draw:fill-color="#0066b3" draw:textarea-horizontal-align="justify" draw:textarea-vertical-align="middle" draw:auto-grow-height="false" fo:min-height="0.766cm" fo:min-width="0.644cm"/>
    </style:style>
    <style:style style:name="gr53" style:family="graphic" style:parent-style-name="standard">
      <style:graphic-properties draw:fill-color="#0066b3" draw:textarea-horizontal-align="justify" draw:textarea-vertical-align="middle" draw:auto-grow-height="false" fo:min-height="1.02cm" fo:min-width="5.342cm"/>
    </style:style>
    <style:style style:name="gr54" style:family="graphic" style:parent-style-name="standard">
      <style:graphic-properties draw:fill-color="#0066b3" draw:textarea-horizontal-align="justify" draw:textarea-vertical-align="middle" draw:auto-grow-height="false" fo:min-height="1.02cm" fo:min-width="3.564cm"/>
    </style:style>
    <style:style style:name="gr55" style:family="graphic" style:parent-style-name="standard" style:list-style-name="L1">
      <style:graphic-properties draw:fill-color="#0066b3" draw:textarea-horizontal-align="justify" draw:textarea-vertical-align="middle" draw:auto-grow-height="false" fo:min-height="2.036cm" fo:min-width="3.818cm"/>
    </style:style>
    <style:style style:name="gr56" style:family="graphic" style:parent-style-name="standard">
      <style:graphic-properties draw:fill-color="#72bf44" draw:textarea-horizontal-align="justify" draw:textarea-vertical-align="middle" draw:auto-grow-height="false" fo:min-height="1.162cm" fo:min-width="1.618cm" fo:wrap-option="no-wrap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cm"/>
    </style:style>
    <style:style style:name="gr58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9.66cm"/>
    </style:style>
    <style:style style:name="gr59" style:family="graphic" style:parent-style-name="standard">
      <style:graphic-properties draw:fill-color="#0066b3" draw:textarea-horizontal-align="justify" draw:textarea-vertical-align="middle" draw:auto-grow-height="false" fo:min-height="1.02cm" fo:min-width="3.818cm"/>
    </style:style>
    <style:style style:name="gr60" style:family="graphic" style:parent-style-name="standard">
      <style:graphic-properties draw:fill-color="#0066b3" draw:textarea-horizontal-align="justify" draw:textarea-vertical-align="middle" draw:auto-grow-height="false" fo:min-height="1.02cm" fo:min-width="8.644cm"/>
    </style:style>
    <style:style style:name="gr61" style:family="graphic" style:parent-style-name="standard">
      <style:graphic-properties draw:fill-color="#0066b3" draw:textarea-horizontal-align="justify" draw:textarea-vertical-align="middle" draw:auto-grow-height="false" fo:min-height="0.894cm" fo:min-width="0.77cm"/>
    </style:style>
    <style:style style:name="gr62" style:family="graphic" style:parent-style-name="standard">
      <style:graphic-properties draw:fill-color="#0066b3" draw:textarea-horizontal-align="justify" draw:textarea-vertical-align="middle" draw:auto-grow-height="false" fo:min-height="0.766cm" fo:min-width="2.54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64" style:family="graphic" style:parent-style-name="standard">
      <style:graphic-properties draw:fill-color="#0066b3" draw:textarea-horizontal-align="justify" draw:textarea-vertical-align="middle" draw:auto-grow-height="false" fo:min-height="1.274cm" fo:min-width="2.548cm"/>
    </style:style>
    <style:style style:name="gr65" style:family="graphic" style:parent-style-name="standard">
      <style:graphic-properties draw:fill-color="#0066b3" draw:textarea-horizontal-align="justify" draw:textarea-vertical-align="middle" draw:auto-grow-height="false" fo:min-height="0.766cm" fo:min-width="2.04cm"/>
    </style:style>
    <style:style style:name="gr66" style:family="graphic" style:parent-style-name="standard">
      <style:graphic-properties draw:fill-color="#0066b3" draw:textarea-horizontal-align="justify" draw:textarea-vertical-align="middle" draw:auto-grow-height="false" fo:min-height="1.656cm" fo:min-width="1.66cm"/>
    </style:style>
    <style:style style:name="gr67" style:family="graphic" style:parent-style-name="standard">
      <style:graphic-properties draw:fill-color="#0066b3" draw:textarea-horizontal-align="justify" draw:textarea-vertical-align="middle" draw:auto-grow-height="false" fo:min-height="1.528cm" fo:min-width="5.596cm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3.215cm" style:use-optimal-column-width="false"/>
    </style:style>
    <style:style style:name="co2" style:family="table-column">
      <style:table-column-properties style:column-width="23.895cm" style:use-optimal-column-width="false"/>
    </style:style>
    <style:style style:name="ro1" style:family="table-row">
      <style:table-row-properties style:row-height="1.474cm"/>
    </style:style>
    <style:style style:name="ro2" style:family="table-row">
      <style:table-row-properties style:row-height="1.724cm"/>
    </style:style>
    <style:style style:name="ro3" style:family="table-row">
      <style:table-row-properties style:row-height="0.996cm"/>
    </style:style>
    <style:style style:name="ro4" style:family="table-row">
      <style:table-row-properties style:row-height="2.46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5e8ac7"/>
      <style:paragraph-properties fo:text-align="center"/>
    </style:style>
    <style:style style:name="P5" style:family="paragraph">
      <loext:graphic-properties draw:fill-color="#f9a870"/>
      <style:paragraph-properties fo:text-align="center"/>
    </style:style>
    <style:style style:name="P6" style:family="paragraph">
      <loext:graphic-properties draw:fill-color="#a3238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="none" draw:fill-color="#f9a87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ce181e"/>
      <style:paragraph-properties fo:text-align="center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-color="#ffffff"/>
    </style:style>
    <style:style style:name="P15" style:family="paragraph">
      <loext:graphic-properties draw:fill-color="#0066b3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0066b3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9.906cm" svg:height="8.128cm" svg:x="1.016cm" svg:y="5.904cm">
          <text:p text:style-name="P2">IMGUI While Loop <text:s text:c="22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9.652cm" svg:height="6.604cm" svg:x="14.18cm" svg:y="6.904cm">
          <text:p text:style-name="P2">Scheduler <text:s text:c="33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" draw:id="id4" draw:layer="layout" svg:width="3.556cm" svg:height="1.27cm" svg:x="5.842cm" svg:y="7.174cm">
          <text:p text:style-name="P2">File Sear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9" draw:id="id9" draw:layer="layout" svg:width="4.064cm" svg:height="0.762cm" svg:x="17.028cm" svg:y="8.582cm">
          <text:p text:style-name="P2">Cued Vide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xml:id="id17" draw:id="id17" draw:layer="layout" svg:width="4.064cm" svg:height="0.508cm" svg:x="17.028cm" svg:y="11.122cm">
          <text:p text:style-name="P2">VPL Bloc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2" draw:id="id2" draw:layer="layout" svg:width="3.556cm" svg:height="1.27cm" svg:x="5.842cm" svg:y="9.552cm">
          <text:p text:style-name="P2">Play Vide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11" draw:id="id11" draw:layer="layout" svg:width="4.064cm" svg:height="0.585cm" svg:x="17.028cm" svg:y="9.929cm">
          <text:p text:style-name="P2">Play Cloc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1" draw:id="id1" draw:layer="layout" svg:width="2.286cm" svg:height="1.778cm" svg:x="1.524cm" svg:y="9.352cm">
          <text:p text:style-name="P2">Var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svg:x1="3.81cm" svg:y1="10.241cm" svg:x2="5.842cm" svg:y2="10.187cm" draw:start-shape="id1" draw:start-glue-point="7" draw:end-shape="id2" svg:d="M3810 10241h1017v-54h1015" svg:viewBox="0 0 2033 55">
          <text:p/>
        </draw:connector>
        <draw:connector draw:style-name="gr9" draw:text-style-name="P7" xml:id="id16" draw:id="id16" draw:layer="layout" svg:x1="23.832cm" svg:y1="10.206cm" svg:x2="23.832cm" svg:y2="10.206cm" draw:start-shape="id3" draw:start-glue-point="7" draw:end-shape="id3" svg:d="M23832 10206z" svg:viewBox="0 0 1 1">
          <text:p/>
        </draw:connector>
        <draw:custom-shape draw:style-name="gr10" draw:text-style-name="P8" xml:id="id6" draw:id="id6" draw:layer="layout" svg:width="2.286cm" svg:height="1.27cm" svg:x="11.476cm" svg:y="0.762cm">
          <text:p text:style-name="P2">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line-skew="-0.509cm" svg:x1="3.81cm" svg:y1="10.241cm" svg:x2="5.842cm" svg:y2="7.809cm" draw:start-shape="id1" draw:start-glue-point="7" draw:end-shape="id4" draw:end-glue-point="5" svg:d="M3810 10241h508v-2432h1524" svg:viewBox="0 0 2033 2433">
          <text:p/>
        </draw:connector>
        <draw:custom-shape draw:style-name="gr10" draw:text-style-name="P8" xml:id="id10" draw:id="id10" draw:layer="layout" svg:width="2.286cm" svg:height="1.27cm" svg:x="25.146cm" svg:y="8.328cm">
          <text:p text:style-name="P2">c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xml:id="id8" draw:id="id8" draw:layer="layout" svg:width="2.286cm" svg:height="1.27cm" svg:x="0.254cm" svg:y="0.762cm">
          <text:p text:style-name="P2">bimp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3.556cm" svg:height="1.27cm" svg:x="5.842cm" svg:y="11.838cm">
          <text:p text:style-name="P2">VPL Bloc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line-skew="-0.509cm" svg:x1="3.81cm" svg:y1="10.241cm" svg:x2="5.842cm" svg:y2="12.473cm" draw:start-shape="id1" draw:start-glue-point="7" draw:end-shape="id5" draw:end-glue-point="5" svg:d="M3810 10241h508v2232h1524" svg:viewBox="0 0 2033 2233">
          <text:p/>
        </draw:connector>
        <draw:custom-shape draw:style-name="gr12" draw:text-style-name="P10" draw:layer="layout" svg:width="26.67cm" svg:height="4.826cm" svg:x="0.762cm" svg:y="1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015cm" svg:height="1.269cm" svg:x="1.27cm" svg:y="16.00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draw:layer="layout" svg:width="1.016cm" svg:height="1.27cm" svg:x="2.54cm" svg:y="16.0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4" draw:layer="layout" svg:width="1.017cm" svg:height="1.27cm" svg:x="1.27cm" svg:y="17.52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016cm" svg:height="1.27cm" svg:x="1.27cm" svg:y="19.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11" draw:layer="layout" svg:width="4.064cm" svg:height="0.962cm" svg:x="2.794cm" svg:y="17.68cm">
          <draw:text-box>
            <text:p>Data Object</text:p>
          </draw:text-box>
        </draw:frame>
        <draw:frame draw:style-name="gr17" draw:text-style-name="P11" draw:layer="layout" svg:width="6.096cm" svg:height="0.962cm" svg:x="4.064cm" svg:y="16.103cm">
          <draw:text-box>
            <text:p>Logical Structures</text:p>
          </draw:text-box>
        </draw:frame>
        <draw:frame draw:style-name="gr17" draw:text-style-name="P11" draw:layer="layout" svg:width="6.096cm" svg:height="0.962cm" svg:x="2.794cm" svg:y="19.25cm">
          <draw:text-box>
            <text:p>Inner Data Object</text:p>
          </draw:text-box>
        </draw:frame>
        <draw:connector draw:style-name="gr18" draw:text-style-name="P9" draw:layer="layout" draw:line-skew="-0.286cm" svg:x1="12.619cm" svg:y1="2.032cm" svg:x2="7.62cm" svg:y2="7.174cm" draw:start-shape="id6" draw:start-glue-point="6" draw:end-shape="id4" draw:end-glue-point="4" svg:d="M12619 2032v2286h-4999v2856" svg:viewBox="0 0 5000 5143">
          <text:p/>
        </draw:connector>
        <draw:connector draw:style-name="gr18" draw:text-style-name="P9" draw:layer="layout" svg:x1="5.969cm" svg:y1="5.904cm" svg:x2="1.397cm" svg:y2="2.032cm" draw:start-shape="id7" draw:start-glue-point="4" draw:end-shape="id8" draw:end-glue-point="6" svg:d="M5969 5904v-1935h-4572v-1937" svg:viewBox="0 0 4573 3873">
          <text:p/>
        </draw:connector>
        <draw:custom-shape draw:style-name="gr19" draw:text-style-name="P8" draw:layer="layout" svg:width="1.017cm" svg:height="1.27cm" svg:x="10.159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1" draw:layer="layout" svg:width="6.25cm" svg:height="1.116cm" svg:x="11.53cm" svg:y="16.156cm">
          <draw:text-box>
            <text:p>Imported or external</text:p>
          </draw:text-box>
        </draw:frame>
        <draw:connector draw:style-name="gr18" draw:text-style-name="P9" draw:layer="layout" svg:x1="21.092cm" svg:y1="8.963cm" svg:x2="25.146cm" svg:y2="8.963cm" draw:start-shape="id9" draw:start-glue-point="7" draw:end-shape="id10" draw:end-glue-point="5" svg:d="M21092 8963h4054" svg:viewBox="0 0 4055 1">
          <text:p/>
        </draw:connector>
        <draw:connector draw:style-name="gr21" draw:text-style-name="P9" draw:layer="layout" draw:line-skew="2.069cm" svg:x1="10.16cm" svg:y1="18.034cm" svg:x2="13.008cm" svg:y2="18.049cm" svg:d="M10160 18034h1568v15h1280" svg:viewBox="0 0 2849 16">
          <text:p/>
        </draw:connector>
        <draw:connector draw:style-name="gr22" draw:text-style-name="P12" draw:layer="layout" draw:line-skew="1.271cm" svg:x1="10.414cm" svg:y1="18.542cm" svg:x2="10.468cm" svg:y2="19.876cm" svg:d="M10414 18542v1678h54v-344" svg:viewBox="0 0 55 1679">
          <text:p/>
        </draw:connector>
        <draw:frame draw:style-name="gr20" draw:text-style-name="P11" draw:layer="layout" svg:width="6.25cm" svg:height="1.116cm" svg:x="11.53cm" svg:y="16.156cm">
          <draw:text-box>
            <text:p>Imported or external</text:p>
          </draw:text-box>
        </draw:frame>
        <draw:frame draw:style-name="gr23" draw:text-style-name="P11" draw:layer="layout" svg:width="7.62cm" svg:height="1.016cm" svg:x="10.922cm" svg:y="18.796cm">
          <draw:text-box>
            <text:p>Flow from “File Search”</text:p>
          </draw:text-box>
        </draw:frame>
        <draw:frame draw:style-name="gr23" draw:text-style-name="P11" draw:layer="layout" svg:width="7.012cm" svg:height="1.016cm" svg:x="13.462cm" svg:y="17.526cm">
          <draw:text-box>
            <text:p>Flow from “VPL Block”</text:p>
          </draw:text-box>
        </draw:frame>
        <draw:custom-shape draw:style-name="gr10" draw:text-style-name="P8" xml:id="id13" draw:id="id13" draw:layer="layout" svg:width="2.286cm" svg:height="1.27cm" svg:x="8.89cm" svg:y="0.762cm">
          <text:p text:style-name="P2">pathli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xml:id="id12" draw:id="id12" draw:layer="layout" svg:width="2.286cm" svg:height="1.27cm" svg:x="25.146cm" svg:y="10.976cm">
          <text:p text:style-name="P2">Ti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9" draw:layer="layout" svg:x1="21.092cm" svg:y1="10.222cm" svg:x2="25.146cm" svg:y2="11.611cm" draw:start-shape="id11" draw:start-glue-point="7" draw:end-shape="id12" draw:end-glue-point="5" svg:d="M21092 10222h2028v1389h2026" svg:viewBox="0 0 4055 1390">
          <text:p/>
        </draw:connector>
        <draw:custom-shape draw:style-name="gr24" draw:text-style-name="P8" xml:id="id14" draw:id="id14" draw:layer="layout" svg:width="3.048cm" svg:height="1.27cm" svg:x="2.783cm" svg:y="0.762cm">
          <text:p text:style-name="P2">screen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9" draw:layer="layout" draw:line-skew="-0.794cm" svg:x1="7.62cm" svg:y1="7.174cm" svg:x2="10.033cm" svg:y2="2.032cm" draw:start-shape="id4" draw:start-glue-point="4" draw:end-shape="id13" draw:end-glue-point="6" svg:d="M7620 7174v-3364h2413v-1778" svg:viewBox="0 0 2414 5143">
          <text:p/>
        </draw:connector>
        <draw:connector draw:style-name="gr18" draw:text-style-name="P9" draw:layer="layout" svg:x1="4.307cm" svg:y1="2.032cm" svg:x2="5.969cm" svg:y2="5.904cm" draw:start-shape="id14" draw:start-glue-point="6" draw:end-shape="id7" draw:end-glue-point="4" svg:d="M4307 2032v1937h1662v1935" svg:viewBox="0 0 1663 3873">
          <text:p/>
        </draw:connector>
        <draw:frame draw:style-name="gr17" draw:text-style-name="P13" draw:layer="layout" svg:width="0.762cm" svg:height="0.962cm" svg:x="0.686cm" svg:y="2.594cm">
          <draw:text-box>
            <text:p><text:span text:style-name="T1">a</text:span></text:p>
          </draw:text-box>
        </draw:frame>
        <draw:frame draw:style-name="gr17" draw:text-style-name="P13" draw:layer="layout" svg:width="0.762cm" svg:height="0.962cm" svg:x="3.556cm" svg:y="2.594cm">
          <draw:text-box>
            <text:p><text:span text:style-name="T1">b</text:span></text:p>
          </draw:text-box>
        </draw:frame>
        <draw:frame draw:style-name="gr17" draw:text-style-name="P13" draw:layer="layout" svg:width="0.762cm" svg:height="0.962cm" svg:x="9.144cm" svg:y="2.594cm">
          <draw:text-box>
            <text:p><text:span text:style-name="T1">c</text:span></text:p>
          </draw:text-box>
        </draw:frame>
        <draw:frame draw:style-name="gr17" draw:text-style-name="P13" draw:layer="layout" svg:width="1.27cm" svg:height="0.962cm" svg:x="11.176cm" svg:y="3.302cm">
          <draw:text-box>
            <text:p><text:span text:style-name="T1">d1</text:span></text:p>
          </draw:text-box>
        </draw:frame>
        <draw:frame draw:style-name="gr17" draw:text-style-name="P13" draw:layer="layout" svg:width="1.324cm" svg:height="0.962cm" svg:x="4.264cm" svg:y="6.858cm">
          <draw:text-box>
            <text:p><text:span text:style-name="T1">g1</text:span></text:p>
          </draw:text-box>
        </draw:frame>
        <draw:frame draw:style-name="gr17" draw:text-style-name="P13" draw:layer="layout" svg:width="0.762cm" svg:height="0.962cm" svg:x="11.857cm" svg:y="6.658cm">
          <draw:text-box>
            <text:p><text:span text:style-name="T1">f</text:span></text:p>
          </draw:text-box>
        </draw:frame>
        <draw:frame draw:style-name="gr17" draw:text-style-name="P13" draw:layer="layout" svg:width="0.762cm" svg:height="0.962cm" svg:x="11.938cm" svg:y="11.43cm">
          <draw:text-box>
            <text:p><text:span text:style-name="T1">l</text:span></text:p>
          </draw:text-box>
        </draw:frame>
        <draw:frame draw:style-name="gr17" draw:text-style-name="P13" draw:layer="layout" svg:width="0.762cm" svg:height="0.962cm" svg:x="23.832cm" svg:y="8.12cm">
          <draw:text-box>
            <text:p><text:span text:style-name="T1">i</text:span></text:p>
          </draw:text-box>
        </draw:frame>
        <draw:frame draw:style-name="gr17" draw:text-style-name="P13" draw:layer="layout" svg:width="0.762cm" svg:height="0.962cm" svg:x="26.289cm" svg:y="9.898cm">
          <draw:text-box>
            <text:p><text:span text:style-name="T1">j</text:span></text:p>
          </draw:text-box>
        </draw:frame>
        <draw:frame draw:style-name="gr17" draw:text-style-name="P13" draw:layer="layout" svg:width="0.762cm" svg:height="0.962cm" svg:x="23.876cm" svg:y="10.714cm">
          <draw:text-box>
            <text:p><text:span text:style-name="T1">k</text:span></text:p>
          </draw:text-box>
        </draw:frame>
        <draw:frame draw:style-name="gr17" draw:text-style-name="P13" draw:layer="layout" svg:width="1.324cm" svg:height="0.962cm" svg:x="4.318cm" svg:y="8.725cm">
          <draw:text-box>
            <text:p><text:span text:style-name="T1">g2</text:span></text:p>
          </draw:text-box>
        </draw:frame>
        <draw:frame draw:style-name="gr17" draw:text-style-name="P13" draw:layer="layout" svg:width="1.324cm" svg:height="0.962cm" svg:x="4.264cm" svg:y="11.176cm">
          <draw:text-box>
            <text:p><text:span text:style-name="T1">g3</text:span></text:p>
          </draw:text-box>
        </draw:frame>
        <draw:custom-shape draw:style-name="gr25" draw:text-style-name="P8" xml:id="id15" draw:id="id15" draw:layer="layout" svg:width="2.54cm" svg:height="1.27cm" svg:x="14.224cm" svg:y="0.808cm">
          <text:p text:style-name="P2">pyopeng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9" draw:layer="layout" draw:line-skew="-0.682cm" svg:x1="19.006cm" svg:y1="6.904cm" svg:x2="15.494cm" svg:y2="2.078cm" draw:start-shape="id3" draw:start-glue-point="4" draw:end-shape="id15" draw:end-glue-point="6" svg:d="M19006 6904v-3094h-3512v-1732" svg:viewBox="0 0 3513 4827">
          <text:p/>
        </draw:connector>
        <draw:frame draw:style-name="gr17" draw:text-style-name="P13" draw:layer="layout" svg:width="0.762cm" svg:height="0.962cm" svg:x="12.192cm" svg:y="8.744cm">
          <draw:text-box>
            <text:p><text:span text:style-name="T1">h</text:span></text:p>
          </draw:text-box>
        </draw:frame>
        <draw:connector draw:style-name="gr18" draw:text-style-name="P9" draw:layer="layout" draw:line-skew="-0.151cm" svg:x1="12.619cm" svg:y1="2.032cm" svg:x2="19.006cm" svg:y2="6.904cm" draw:start-shape="id6" draw:start-glue-point="6" draw:end-shape="id3" svg:d="M12619 2032v2286h6387v2586" svg:viewBox="0 0 6388 4873">
          <text:p/>
        </draw:connector>
        <draw:connector draw:style-name="gr26" draw:text-style-name="P9" draw:layer="layout" svg:x1="9.398cm" svg:y1="7.809cm" svg:x2="17.028cm" svg:y2="8.963cm" draw:start-shape="id4" draw:start-glue-point="7" draw:end-shape="id9" draw:end-glue-point="5" svg:d="M9398 7809h3816v1154h3814" svg:viewBox="0 0 7631 1155">
          <text:p/>
        </draw:connector>
        <draw:frame draw:style-name="gr17" draw:text-style-name="P13" draw:layer="layout" svg:width="1.27cm" svg:height="0.962cm" svg:x="12.954cm" svg:y="3.302cm">
          <draw:text-box>
            <text:p><text:span text:style-name="T1">d2</text:span></text:p>
          </draw:text-box>
        </draw:frame>
        <draw:connector draw:style-name="gr18" draw:text-style-name="P9" draw:layer="layout" svg:x1="9.398cm" svg:y1="10.187cm" svg:x2="14.18cm" svg:y2="10.206cm" draw:start-shape="id2" draw:start-glue-point="7" draw:end-shape="id3" draw:end-glue-point="5" svg:d="M9398 10187h2392v19h2390" svg:viewBox="0 0 4783 20">
          <text:p/>
        </draw:connector>
        <draw:frame draw:style-name="gr17" draw:text-style-name="P13" draw:layer="layout" svg:width="0.762cm" svg:height="0.962cm" svg:x="16.002cm" svg:y="2.34cm">
          <draw:text-box>
            <text:p><text:span text:style-name="T1">e</text:span></text:p>
          </draw:text-box>
        </draw:frame>
        <draw:connector draw:style-name="gr11" draw:text-style-name="P9" draw:layer="layout" svg:x1="26.289cm" svg:y1="10.976cm" svg:x2="23.832cm" svg:y2="10.206cm" draw:start-shape="id12" draw:start-glue-point="4" draw:end-shape="id16" draw:end-glue-point="0" svg:d="M26289 10976v-770h-2457" svg:viewBox="0 0 2458 771">
          <text:p/>
        </draw:connector>
        <draw:connector draw:style-name="gr27" draw:text-style-name="P7" draw:layer="layout" svg:x1="9.398cm" svg:y1="12.473cm" svg:x2="17.028cm" svg:y2="11.376cm" draw:start-shape="id5" draw:start-glue-point="7" draw:end-shape="id17" draw:end-glue-point="5" svg:d="M9398 12473h3816v-1097h3814" svg:viewBox="0 0 7631 1098">
          <text:p/>
        </draw:connector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.109cm" svg:height="18.948cm" svg:x="0.322cm" svg:y="0.3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.</text:p>
              </table:table-cell>
              <table:table-cell>
                <text:p>IMGUI python wrapper. Everything to display is sent. Events are sent back</text:p>
              </table:table-cell>
            </table:table-row>
            <table:table-row table:style-name="ro1" table:default-cell-style-name="gray2">
              <table:table-cell>
                <text:p>b.</text:p>
              </table:table-cell>
              <table:table-cell>
                <text:p>Get monitor info</text:p>
              </table:table-cell>
            </table:table-row>
            <table:table-row table:style-name="ro2" table:default-cell-style-name="gray1">
              <table:table-cell>
                <text:p>c.</text:p>
              </table:table-cell>
              <table:table-cell>
                <text:p>Path is sent to pathlib and directories/files are sent back. Also test to see if path or file exist</text:p>
              </table:table-cell>
            </table:table-row>
            <table:table-row table:style-name="ro1" table:default-cell-style-name="gray2">
              <table:table-cell>
                <text:p>d.(1,2)</text:p>
              </table:table-cell>
              <table:table-cell>
                <text:p>(1) User’s Home directory discovery and path split (2) file name from path</text:p>
              </table:table-cell>
            </table:table-row>
            <table:table-row table:style-name="ro3" table:default-cell-style-name="gray1">
              <table:table-cell>
                <text:p>e.</text:p>
              </table:table-cell>
              <table:table-cell>
                <text:p>The frames info is sent to OpenGl to be displayed</text:p>
              </table:table-cell>
            </table:table-row>
            <table:table-row table:style-name="ro2" table:default-cell-style-name="gray2">
              <table:table-cell>
                <text:p>f. </text:p>
              </table:table-cell>
              <table:table-cell>
                <text:p>This is sent by way of Schedular.cuedvideo(path) That a file path is sent and the response is if the load was successful or not</text:p>
              </table:table-cell>
            </table:table-row>
            <table:table-row table:style-name="ro2" table:default-cell-style-name="gray1">
              <table:table-cell>
                <text:p>g. (1,2,3)</text:p>
              </table:table-cell>
              <table:table-cell>
                <text:p>All of (1,2,3) are just different paths based on switches found within the while loop the ones that are true are sent on to bimpy to be displayed</text:p>
              </table:table-cell>
            </table:table-row>
            <table:table-row table:style-name="ro1" table:default-cell-style-name="gray2">
              <table:table-cell>
                <text:p>h.</text:p>
              </table:table-cell>
              <table:table-cell>
                <text:p>Command to display the next frame sent and result is sent back </text:p>
              </table:table-cell>
            </table:table-row>
            <table:table-row table:style-name="ro1" table:default-cell-style-name="gray1">
              <table:table-cell>
                <text:p>I.</text:p>
              </table:table-cell>
              <table:table-cell>
                <text:p>File path sent with open file stream received </text:p>
              </table:table-cell>
            </table:table-row>
            <table:table-row table:style-name="ro1" table:default-cell-style-name="gray2">
              <table:table-cell>
                <text:p>j.</text:p>
              </table:table-cell>
              <table:table-cell>
                <text:p>Current time of process running received</text:p>
              </table:table-cell>
            </table:table-row>
            <table:table-row table:style-name="ro1" table:default-cell-style-name="gray1">
              <table:table-cell>
                <text:p>k.</text:p>
              </table:table-cell>
              <table:table-cell>
                <text:p>Current time of process running recived</text:p>
              </table:table-cell>
            </table:table-row>
            <table:table-row table:style-name="ro4" table:default-cell-style-name="gray2">
              <table:table-cell>
                <text:p>l.</text:p>
              </table:table-cell>
              <table:table-cell>
                <text:p>This is sent by way of Schedular.cuevplblock(videoid,type,starttime,**kwargs) Where kwargs holds the info needed for the type of VPLblock being made. The result is returned as success or not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25.4cm" svg:height="1.187cm" svg:x="1.524cm" svg:y="1.016cm">
          <draw:text-box>
            <text:p/>
          </draw:text-box>
        </draw:frame>
        <draw:custom-shape draw:style-name="gr30" draw:text-style-name="P15" xml:id="id18" draw:id="id18" draw:layer="layout" svg:width="4.064cm" svg:height="3.864cm" svg:x="1.524cm" svg:y="1.978cm">
          <text:p text:style-name="P2">If </text:p>
          <text:p text:style-name="P2">SearchFile</text:p>
          <text:p text:style-name="P2"><text:s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15" xml:id="id20" draw:id="id20" draw:layer="layout" svg:width="4.78cm" svg:height="2.694cm" svg:x="7.412cm" svg:y="2.54cm">
          <text:p text:style-name="P2">begin("Search",</text:p>
          <text:p text:style-name="P2"><text:s/>SearchFile) </text:p>
          <text:p text:style-name="P2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5" xml:id="id19" draw:id="id19" draw:layer="layout" svg:width="2.032cm" svg:height="1.524cm" svg:x="2.54cm" svg:y="6.512cm">
          <text:p text:style-name="P2">Move</text:p>
          <text:p text:style-name="P2">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svg:x1="3.556cm" svg:y1="5.842cm" svg:x2="3.556cm" svg:y2="6.512cm" draw:start-shape="id18" draw:start-glue-point="6" draw:end-shape="id19" draw:end-glue-point="4" svg:d="M3556 5842v670" svg:viewBox="0 0 1 671">
          <text:p/>
        </draw:connector>
        <draw:connector draw:style-name="gr11" draw:text-style-name="P9" draw:layer="layout" svg:x1="5.588cm" svg:y1="3.91cm" svg:x2="7.412cm" svg:y2="3.887cm" draw:start-shape="id18" draw:start-glue-point="7" draw:end-shape="id20" draw:end-glue-point="5" svg:d="M5588 3910h913v-23h911" svg:viewBox="0 0 1825 24">
          <text:p/>
        </draw:connector>
        <draw:frame draw:style-name="gr17" draw:text-style-name="P13" draw:layer="layout" svg:width="1.524cm" svg:height="0.962cm" svg:x="3.81cm" svg:y="5.588cm">
          <draw:text-box>
            <text:p><text:span text:style-name="T1">No</text:span></text:p>
          </draw:text-box>
        </draw:frame>
        <draw:frame draw:style-name="gr20" draw:text-style-name="P13" draw:layer="layout" svg:width="1.624cm" svg:height="1.116cm" svg:x="5.488cm" svg:y="2.794cm">
          <draw:text-box>
            <text:p><text:span text:style-name="T1">Yes</text:span></text:p>
          </draw:text-box>
        </draw:frame>
        <draw:custom-shape draw:style-name="gr33" draw:text-style-name="P15" xml:id="id21" draw:id="id21" draw:layer="layout" svg:width="2.54cm" svg:height="2.34cm" svg:x="13.462cm" svg:y="2.74cm">
          <text:p text:style-name="P2">rescan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12.192cm" svg:y1="3.887cm" svg:x2="13.462cm" svg:y2="3.91cm" draw:start-shape="id20" draw:start-glue-point="7" draw:end-shape="id21" draw:end-glue-point="5" svg:d="M12192 3887h636v23h634" svg:viewBox="0 0 1271 24">
          <text:p/>
        </draw:connector>
        <draw:custom-shape draw:style-name="gr34" draw:text-style-name="P15" xml:id="id22" draw:id="id22" draw:layer="layout" svg:width="3.002cm" svg:height="1.932cm" svg:x="13.208cm" svg:y="6.196cm">
          <text:p text:style-name="P2">Search</text:p>
          <text:p text:style-name="P2">Directory</text:p>
          <text:p text:style-name="P2">dir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4.732cm" svg:y1="5.08cm" svg:x2="14.709cm" svg:y2="6.196cm" draw:start-shape="id21" draw:start-glue-point="6" draw:end-shape="id22" draw:end-glue-point="4" svg:d="M14732 5080v559h-23v557" svg:viewBox="0 0 24 1117">
          <text:p/>
        </draw:connector>
        <draw:connector draw:style-name="gr11" draw:text-style-name="P9" draw:layer="layout" svg:x1="16.002cm" svg:y1="3.91cm" svg:x2="18.288cm" svg:y2="4.014cm" draw:start-shape="id21" draw:start-glue-point="7" draw:end-shape="id23" draw:end-glue-point="5" svg:d="M16002 3910h1144v104h1142" svg:viewBox="0 0 2287 105">
          <text:p/>
        </draw:connector>
        <draw:frame draw:style-name="gr20" draw:text-style-name="P13" draw:layer="layout" svg:width="1.624cm" svg:height="1.116cm" svg:x="14.632cm" svg:y="5.08cm">
          <draw:text-box>
            <text:p><text:span text:style-name="T1">Yes</text:span></text:p>
          </draw:text-box>
        </draw:frame>
        <draw:connector draw:style-name="gr11" draw:text-style-name="P9" draw:layer="layout" svg:x1="16.21cm" svg:y1="7.162cm" svg:x2="18.288cm" svg:y2="4.014cm" draw:start-shape="id22" draw:start-glue-point="7" draw:end-shape="id23" draw:end-glue-point="5" svg:d="M16210 7162h1040v-3148h1038" svg:viewBox="0 0 2079 3149">
          <text:p/>
        </draw:connector>
        <draw:custom-shape draw:style-name="gr35" draw:text-style-name="P15" xml:id="id23" draw:id="id23" draw:layer="layout" svg:width="2.794cm" svg:height="2.64cm" svg:x="18.288cm" svg:y="2.694cm">
          <text:p text:style-name="P2">Button</text:p>
          <text:p text:style-name="P2">Prev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15" xml:id="id24" draw:id="id24" draw:layer="layout" svg:width="4.318cm" svg:height="2.032cm" svg:x="17.526cm" svg:y="6.142cm">
          <text:p text:style-name="P2">rescan = true</text:p>
          <text:p text:style-name="P2">Pop last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9.685cm" svg:y1="5.334cm" svg:x2="19.685cm" svg:y2="6.142cm" draw:start-shape="id23" draw:start-glue-point="6" draw:end-shape="id24" draw:end-glue-point="4" svg:d="M19685 5334v808" svg:viewBox="0 0 1 809">
          <text:p/>
        </draw:connector>
        <draw:custom-shape draw:style-name="gr37" draw:text-style-name="P15" xml:id="id25" draw:id="id25" draw:layer="layout" svg:width="2.794cm" svg:height="2.594cm" svg:x="23.16cm" svg:y="2.74cm">
          <text:p text:style-name="P2">Button</text:p>
          <text:p text:style-name="P2">&lt;-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21.844cm" svg:y1="7.158cm" svg:x2="23.16cm" svg:y2="4.037cm" draw:start-shape="id24" draw:start-glue-point="7" draw:end-shape="id25" draw:end-glue-point="5" svg:d="M21844 7158h659v-3121h657" svg:viewBox="0 0 1317 3122">
          <text:p/>
        </draw:connector>
        <draw:connector draw:style-name="gr11" draw:text-style-name="P9" draw:layer="layout" svg:x1="21.082cm" svg:y1="4.014cm" svg:x2="23.16cm" svg:y2="4.037cm" draw:start-shape="id23" draw:start-glue-point="7" draw:end-shape="id25" draw:end-glue-point="5" svg:d="M21082 4014h1040v23h1038" svg:viewBox="0 0 2079 24">
          <text:p/>
        </draw:connector>
        <draw:frame draw:style-name="gr20" draw:text-style-name="P13" draw:layer="layout" svg:width="1.624cm" svg:height="1.116cm" svg:x="19.812cm" svg:y="5.08cm">
          <draw:text-box>
            <text:p><text:span text:style-name="T1">Yes</text:span></text:p>
          </draw:text-box>
        </draw:frame>
        <draw:frame draw:style-name="gr20" draw:text-style-name="P13" draw:layer="layout" svg:width="1.624cm" svg:height="1.116cm" svg:x="24.638cm" svg:y="5.334cm">
          <draw:text-box>
            <text:p><text:span text:style-name="T1">Yes</text:span></text:p>
          </draw:text-box>
        </draw:frame>
        <draw:custom-shape draw:style-name="gr36" draw:text-style-name="P15" xml:id="id26" draw:id="id26" draw:layer="layout" svg:width="4.318cm" svg:height="2.032cm" svg:x="22.36cm" svg:y="7.496cm">
          <text:p text:style-name="P2">rescan = true</text:p>
          <text:p text:style-name="P2">Up dir on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24.557cm" svg:y1="5.334cm" svg:x2="24.519cm" svg:y2="7.496cm" draw:start-shape="id25" draw:start-glue-point="6" draw:end-shape="id26" draw:end-glue-point="4" svg:d="M24557 5334v1082h-38v1080" svg:viewBox="0 0 39 2163">
          <text:p/>
        </draw:connector>
        <draw:custom-shape draw:style-name="gr37" draw:text-style-name="P15" xml:id="id27" draw:id="id27" draw:layer="layout" svg:width="2.794cm" svg:height="2.594cm" svg:x="2.032cm" svg:y="10.66cm">
          <text:p text:style-name="P2">User</text:p>
          <text:p text:style-name="P2">inpu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draw:line-skew="0.722cm 1.904cm" svg:x1="25.954cm" svg:y1="4.037cm" svg:x2="3.429cm" svg:y2="10.66cm" draw:start-shape="id25" draw:start-glue-point="7" draw:end-shape="id27" draw:end-glue-point="4" svg:d="M25954 4037h1224v5865h-23749v758" svg:viewBox="0 0 23750 6624">
          <text:p/>
        </draw:connector>
        <draw:connector draw:style-name="gr11" draw:text-style-name="P9" draw:layer="layout" draw:line-skew="0cm -0.189cm" svg:x1="26.678cm" svg:y1="8.512cm" svg:x2="3.429cm" svg:y2="10.66cm" draw:start-shape="id26" draw:start-glue-point="7" draw:end-shape="id27" draw:end-glue-point="4" svg:d="M26678 8512h502v1394h-23751v754" svg:viewBox="0 0 23752 2149">
          <text:p/>
        </draw:connector>
        <draw:custom-shape draw:style-name="gr38" draw:text-style-name="P15" xml:id="id29" draw:id="id29" draw:layer="layout" svg:width="4.888cm" svg:height="2.032cm" svg:x="9.844cm" svg:y="10.968cm">
          <text:p text:style-name="P2">rescan = true</text:p>
          <text:p text:style-name="P2">Path = user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5" xml:id="id28" draw:id="id28" draw:layer="layout" svg:width="2.794cm" svg:height="2.594cm" svg:x="5.768cm" svg:y="10.66cm">
          <text:p text:style-name="P2">Path</text:p>
          <text:p text:style-name="P2">ex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4.826cm" svg:y1="11.957cm" svg:x2="5.768cm" svg:y2="11.957cm" draw:start-shape="id27" draw:start-glue-point="7" draw:end-shape="id28" draw:end-glue-point="5" svg:d="M4826 11957h942" svg:viewBox="0 0 943 1">
          <text:p/>
        </draw:connector>
        <draw:connector draw:style-name="gr11" draw:text-style-name="P9" draw:layer="layout" svg:x1="8.562cm" svg:y1="11.957cm" svg:x2="9.844cm" svg:y2="11.984cm" draw:start-shape="id28" draw:start-glue-point="7" draw:end-shape="id29" draw:end-glue-point="5" svg:d="M8562 11957h642v27h640" svg:viewBox="0 0 1283 28">
          <text:p/>
        </draw:connector>
        <draw:frame draw:style-name="gr17" draw:text-style-name="P13" draw:layer="layout" svg:width="1.524cm" svg:height="0.962cm" svg:x="7.112cm" svg:y="13.254cm">
          <draw:text-box>
            <text:p><text:span text:style-name="T1">No</text:span></text:p>
          </draw:text-box>
        </draw:frame>
        <draw:frame draw:style-name="gr20" draw:text-style-name="P13" draw:layer="layout" svg:width="1.624cm" svg:height="1.116cm" svg:x="4.318cm" svg:y="12.446cm">
          <draw:text-box>
            <text:p><text:span text:style-name="T1">Yes</text:span></text:p>
          </draw:text-box>
        </draw:frame>
        <draw:frame draw:style-name="gr20" draw:text-style-name="P13" draw:layer="layout" svg:width="1.624cm" svg:height="1.116cm" svg:x="8.282cm" svg:y="10.841cm">
          <draw:text-box>
            <text:p><text:span text:style-name="T1">Yes</text:span></text:p>
          </draw:text-box>
        </draw:frame>
        <draw:custom-shape draw:style-name="gr39" draw:text-style-name="P15" xml:id="id30" draw:id="id30" draw:layer="layout" svg:width="3.656cm" svg:height="1.016cm" svg:x="5.28cm" svg:y="14.932cm">
          <text:p text:style-name="P2">Invalid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7.165cm" svg:y1="13.254cm" svg:x2="7.108cm" svg:y2="14.932cm" draw:start-shape="id28" draw:start-glue-point="6" draw:end-shape="id30" svg:d="M7165 13254v840h-57v838" svg:viewBox="0 0 58 1679">
          <text:p/>
        </draw:connector>
        <draw:custom-shape draw:style-name="gr40" draw:text-style-name="P15" xml:id="id31" draw:id="id31" draw:layer="layout" svg:width="3.048cm" svg:height="2.802cm" svg:x="16.256cm" svg:y="11.184cm">
          <text:p text:style-name="P2">Search</text:p>
          <text:p text:style-name="P2">Popu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8.936cm" svg:y1="15.44cm" svg:x2="17.78cm" svg:y2="13.986cm" draw:start-shape="id30" draw:start-glue-point="7" draw:end-shape="id31" draw:end-glue-point="6" svg:d="M8936 15440h8844v-1454" svg:viewBox="0 0 8845 1455">
          <text:p/>
        </draw:connector>
        <draw:connector draw:style-name="gr11" draw:text-style-name="P9" draw:layer="layout" svg:x1="14.732cm" svg:y1="11.984cm" svg:x2="16.256cm" svg:y2="12.585cm" draw:start-shape="id29" draw:start-glue-point="7" draw:end-shape="id31" draw:end-glue-point="5" svg:d="M14732 11984h763v601h761" svg:viewBox="0 0 1525 602">
          <text:p/>
        </draw:connector>
        <draw:connector draw:style-name="gr11" draw:text-style-name="P9" draw:layer="layout" draw:line-skew="1.768cm" svg:x1="3.392cm" svg:y1="13.491cm" svg:x2="17.78cm" svg:y2="13.986cm" draw:end-shape="id31" draw:end-glue-point="6" svg:d="M3392 13491v2765h14388v-2270" svg:viewBox="0 0 14389 2766">
          <text:p/>
        </draw:connector>
        <draw:custom-shape draw:style-name="gr41" draw:text-style-name="P15" xml:id="id32" draw:id="id32" draw:layer="layout" svg:width="5.65cm" svg:height="1.016cm" svg:x="20.766cm" svg:y="10.114cm">
          <text:p text:style-name="P2">Filter dirlist suffix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7.78cm" svg:y1="11.184cm" svg:x2="20.766cm" svg:y2="10.622cm" draw:start-shape="id31" draw:start-glue-point="4" draw:end-shape="id32" draw:end-glue-point="5" svg:d="M17780 11184v-562h2986" svg:viewBox="0 0 2987 563">
          <text:p/>
        </draw:connector>
        <draw:frame draw:style-name="gr20" draw:text-style-name="P13" draw:layer="layout" svg:width="1.624cm" svg:height="1.116cm" svg:x="18.442cm" svg:y="10.568cm">
          <draw:text-box>
            <text:p><text:span text:style-name="T1">Yes</text:span></text:p>
          </draw:text-box>
        </draw:frame>
        <draw:frame draw:style-name="gr17" draw:text-style-name="P13" draw:layer="layout" svg:width="1.524cm" svg:height="0.962cm" svg:x="19.304cm" svg:y="13.516cm">
          <draw:text-box>
            <text:p><text:span text:style-name="T1">No</text:span></text:p>
          </draw:text-box>
        </draw:frame>
        <draw:custom-shape draw:style-name="gr38" draw:text-style-name="P15" xml:id="id33" draw:id="id33" draw:layer="layout" svg:width="4.888cm" svg:height="2.032cm" svg:x="21.336cm" svg:y="12.7cm">
          <text:p text:style-name="P2">Print out dir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23.591cm" svg:y1="11.13cm" svg:x2="23.78cm" svg:y2="12.7cm" draw:start-shape="id32" draw:start-glue-point="6" draw:end-shape="id33" draw:end-glue-point="4" svg:d="M23591 11130v786h189v784" svg:viewBox="0 0 190 1571">
          <text:p/>
        </draw:connector>
        <draw:connector draw:style-name="gr11" draw:text-style-name="P9" draw:layer="layout" svg:x1="19.304cm" svg:y1="12.585cm" svg:x2="21.336cm" svg:y2="13.716cm" draw:start-shape="id31" draw:start-glue-point="7" draw:end-shape="id33" draw:end-glue-point="5" svg:d="M19304 12585h1017v1131h1015" svg:viewBox="0 0 2033 1132">
          <text:p/>
        </draw:connector>
        <draw:custom-shape draw:style-name="gr42" draw:text-style-name="P15" xml:id="id36" draw:id="id36" draw:layer="layout" svg:width="3.802cm" svg:height="3.22cm" svg:x="13.47cm" svg:y="17.018cm">
          <text:p text:style-name="P2">Videopath</text:p>
          <text:p text:style-name="P2">ex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37" draw:id="id37" draw:layer="layout" svg:width="9.206cm" svg:height="1.016cm" svg:x="18.378cm" svg:y="19.126cm">
          <text:p text:style-name="P16">Schedular.Cue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5" xml:id="id34" draw:id="id34" draw:layer="layout" svg:width="2.286cm" svg:height="2.286cm" svg:x="22.706cm" svg:y="15.748cm">
          <text:p text:style-name="P2">selc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svg:x1="23.78cm" svg:y1="14.732cm" svg:x2="23.849cm" svg:y2="15.748cm" draw:start-shape="id33" draw:start-glue-point="6" draw:end-shape="id34" draw:end-glue-point="4" svg:d="M23780 14732v509h69v507" svg:viewBox="0 0 70 1017">
          <text:p/>
        </draw:connector>
        <draw:custom-shape draw:style-name="gr45" draw:text-style-name="P15" xml:id="id35" draw:id="id35" draw:layer="layout" svg:width="3.81cm" svg:height="1.524cm" svg:x="18.288cm" svg:y="16.256cm">
          <text:p text:style-name="P2">Videopath </text:p>
          <text:p text:style-name="P2">=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8.288cm" svg:y1="17.018cm" svg:x2="15.371cm" svg:y2="17.018cm" draw:start-shape="id35" draw:start-glue-point="5" draw:end-shape="id36" draw:end-glue-point="4" svg:d="M18288 17018h-507v-501h-2410v501" svg:viewBox="0 0 2918 502">
          <text:p/>
        </draw:connector>
        <draw:connector draw:style-name="gr11" draw:text-style-name="P9" draw:layer="layout" svg:x1="22.706cm" svg:y1="16.891cm" svg:x2="22.098cm" svg:y2="17.018cm" draw:start-shape="id34" draw:start-glue-point="5" draw:end-shape="id35" draw:end-glue-point="7" svg:d="M22706 16891h-303v127h-305" svg:viewBox="0 0 609 128">
          <text:p/>
        </draw:connector>
        <draw:connector draw:style-name="gr11" draw:text-style-name="P9" draw:layer="layout" svg:x1="23.849cm" svg:y1="18.034cm" svg:x2="17.272cm" svg:y2="18.628cm" draw:start-shape="id34" draw:start-glue-point="6" draw:end-shape="id36" draw:end-glue-point="7" svg:d="M23849 18034v594h-6577" svg:viewBox="0 0 6578 595">
          <text:p/>
        </draw:connector>
        <draw:connector draw:style-name="gr11" draw:text-style-name="P9" draw:layer="layout" draw:line-skew="-0.502cm -0.554cm" svg:x1="15.371cm" svg:y1="20.238cm" svg:x2="18.378cm" svg:y2="19.634cm" draw:start-shape="id36" draw:start-glue-point="6" draw:end-shape="id37" draw:end-glue-point="5" svg:d="M15371 20238h1901v-604h1106" svg:viewBox="0 0 3008 605">
          <text:p/>
        </draw:connector>
        <draw:custom-shape draw:style-name="gr46" draw:text-style-name="P15" xml:id="id38" draw:id="id38" draw:layer="layout" svg:width="2.286cm" svg:height="1.47cm" svg:x="0.762cm" svg:y="0.508cm">
          <text:p text:style-name="P2">While</text:p>
          <text:p text:style-name="P2">loo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3.048cm" svg:y1="1.243cm" svg:x2="3.556cm" svg:y2="1.978cm" draw:start-shape="id38" draw:start-glue-point="7" draw:end-shape="id18" draw:end-glue-point="4" svg:d="M3048 1243h508v735" svg:viewBox="0 0 509 736">
          <text:p/>
        </draw:connector>
        <draw:custom-shape draw:style-name="gr44" draw:text-style-name="P15" xml:id="id39" draw:id="id39" draw:layer="layout" svg:width="2.286cm" svg:height="2.286cm" svg:x="3.302cm" svg:y="16.764cm">
          <text:p text:style-name="P2">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3" draw:layer="layout" svg:width="1.624cm" svg:height="1.116cm" svg:x="21.744cm" svg:y="15.394cm">
          <draw:text-box>
            <text:p><text:span text:style-name="T1">Yes</text:span></text:p>
          </draw:text-box>
        </draw:frame>
        <draw:frame draw:style-name="gr20" draw:text-style-name="P13" draw:layer="layout" svg:width="1.624cm" svg:height="1.116cm" svg:x="16.51cm" svg:y="18.796cm">
          <draw:text-box>
            <text:p><text:span text:style-name="T1">Yes</text:span></text:p>
          </draw:text-box>
        </draw:frame>
        <draw:frame draw:style-name="gr17" draw:text-style-name="P13" draw:layer="layout" svg:width="1.524cm" svg:height="0.962cm" svg:x="24.13cm" svg:y="18.034cm">
          <draw:text-box>
            <text:p><text:span text:style-name="T1">No</text:span></text:p>
          </draw:text-box>
        </draw:frame>
        <draw:frame draw:style-name="gr17" draw:text-style-name="P13" draw:layer="layout" svg:width="1.524cm" svg:height="0.962cm" svg:x="2.286cm" svg:y="16.564cm">
          <draw:text-box>
            <text:p><text:span text:style-name="T1">No</text:span></text:p>
          </draw:text-box>
        </draw:frame>
        <draw:frame draw:style-name="gr23" draw:text-style-name="P13" draw:layer="layout" svg:width="1.624cm" svg:height="1.016cm" svg:x="2.694cm" svg:y="18.542cm">
          <draw:text-box>
            <text:p><text:span text:style-name="T1">Yes</text:span></text:p>
          </draw:text-box>
        </draw:frame>
        <draw:connector draw:style-name="gr11" draw:text-style-name="P9" draw:layer="layout" draw:line-skew="3.678cm" svg:x1="13.47cm" svg:y1="18.628cm" svg:x2="5.588cm" svg:y2="17.907cm" draw:start-shape="id36" draw:start-glue-point="5" draw:end-shape="id39" draw:end-glue-point="7" svg:d="M13470 18628h-262v-721h-7620" svg:viewBox="0 0 7883 722">
          <text:p/>
        </draw:connector>
        <draw:custom-shape draw:style-name="gr44" draw:text-style-name="P15" xml:id="id40" draw:id="id40" draw:layer="layout" svg:width="2.286cm" svg:height="2.286cm" svg:x="10.182cm" svg:y="18.228cm">
          <text:p text:style-name="P2">Cu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svg:x1="3.302cm" svg:y1="17.907cm" svg:x2="0.762cm" svg:y2="1.243cm" draw:start-shape="id39" draw:start-glue-point="5" draw:end-shape="id38" draw:end-glue-point="5" svg:d="M3302 17907h-3041v-16664h501" svg:viewBox="0 0 3042 16665">
          <text:p/>
        </draw:connector>
        <draw:connector draw:style-name="gr11" draw:text-style-name="P9" draw:layer="layout" draw:line-skew="0cm -1.954cm" svg:x1="22.981cm" svg:y1="20.142cm" svg:x2="12.468cm" svg:y2="19.371cm" draw:start-shape="id37" draw:start-glue-point="6" draw:end-shape="id40" draw:end-glue-point="7" svg:d="M22981 20142v502h-9511v-1273h-1002" svg:viewBox="0 0 10514 1274">
          <text:p/>
        </draw:connector>
        <draw:frame draw:style-name="gr23" draw:text-style-name="P13" draw:layer="layout" svg:width="1.624cm" svg:height="1.016cm" svg:x="9.044cm" svg:y="19.812cm">
          <draw:text-box>
            <text:p><text:span text:style-name="T1">Yes</text:span></text:p>
          </draw:text-box>
        </draw:frame>
        <draw:frame draw:style-name="gr17" draw:text-style-name="P13" draw:layer="layout" svg:width="1.524cm" svg:height="0.962cm" svg:x="8.382cm" svg:y="18.409cm">
          <draw:text-box>
            <text:p><text:span text:style-name="T1">No</text:span></text:p>
          </draw:text-box>
        </draw:frame>
        <draw:connector draw:style-name="gr11" draw:text-style-name="P9" draw:layer="layout" svg:x1="10.182cm" svg:y1="19.371cm" svg:x2="5.588cm" svg:y2="17.907cm" draw:start-shape="id40" draw:start-glue-point="5" draw:end-shape="id39" draw:end-glue-point="7" svg:d="M10182 19371h-2296v-1464h-2298" svg:viewBox="0 0 4595 1465">
          <text:p/>
        </draw:connector>
        <draw:custom-shape draw:style-name="gr47" draw:text-style-name="P15" xml:id="id41" draw:id="id41" draw:layer="layout" svg:width="2.032cm" svg:height="1.016cm" svg:x="5.842cm" svg:y="19.558cm">
          <text:p text:style-name="P2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line-skew="-0.188cm" svg:x1="11.325cm" svg:y1="20.514cm" svg:x2="7.874cm" svg:y2="20.066cm" draw:start-shape="id40" draw:start-glue-point="6" draw:end-shape="id41" draw:end-glue-point="7" svg:d="M11325 20514v314h-2296v-762h-1155" svg:viewBox="0 0 3452 763">
          <text:p/>
        </draw:connector>
        <draw:connector draw:style-name="gr11" draw:text-style-name="P9" draw:layer="layout" svg:x1="6.858cm" svg:y1="19.558cm" svg:x2="5.588cm" svg:y2="17.907cm" draw:start-shape="id41" draw:start-glue-point="4" draw:end-shape="id39" draw:end-glue-point="7" svg:d="M6858 19558v-1651h-1270" svg:viewBox="0 0 1271 1652">
          <text:p/>
        </draw:connector>
        <draw:custom-shape draw:style-name="gr48" draw:text-style-name="P15" xml:id="id42" draw:id="id42" draw:layer="layout" svg:width="2.286cm" svg:height="2.032cm" svg:x="0.508cm" svg:y="18.542cm">
          <text:p text:style-name="P2">Display </text:p>
          <text:p text:style-name="P2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4.445cm" svg:y1="19.05cm" svg:x2="2.794cm" svg:y2="19.558cm" draw:start-shape="id39" draw:start-glue-point="6" draw:end-shape="id42" draw:end-glue-point="7" svg:d="M4445 19050v508h-1651" svg:viewBox="0 0 1652 509">
          <text:p/>
        </draw:connector>
        <draw:connector draw:style-name="gr11" draw:text-style-name="P9" draw:layer="layout" draw:line-skew="7.646cm" svg:x1="1.651cm" svg:y1="18.542cm" svg:x2="0.762cm" svg:y2="1.243cm" draw:start-shape="id42" draw:start-glue-point="4" draw:end-shape="id38" draw:end-glue-point="5" svg:d="M1651 18542v-635h-1390v-16664h501" svg:viewBox="0 0 1391 17300">
          <text:p/>
        </draw:connector>
        <draw:frame draw:style-name="gr17" draw:text-style-name="P13" draw:layer="layout" svg:width="12.7cm" svg:height="0.962cm" svg:x="9.398cm" svg:y="0.508cm">
          <draw:text-box>
            <text:p><text:span text:style-name="T1">File Search Process View</text:span></text:p>
          </draw:text-box>
        </draw:frame>
        <draw:connector draw:style-name="gr9" draw:text-style-name="P7" draw:layer="layout" svg:x1="3.556cm" svg:y1="8.036cm" svg:x2="0.762cm" svg:y2="1.243cm" draw:start-shape="id19" draw:start-glue-point="6" draw:end-shape="id38" draw:end-glue-point="5" svg:d="M3556 8036v502h-3295v-7295h501" svg:viewBox="0 0 3296 7296">
          <text:p/>
        </draw:connector>
        <presentation:notes draw:style-name="dp2">
          <draw:page-thumbnail draw:style-name="gr2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25.4cm" svg:height="1.187cm" svg:x="1.524cm" svg:y="1.016cm">
          <draw:text-box>
            <text:p/>
          </draw:text-box>
        </draw:frame>
        <draw:custom-shape draw:style-name="gr49" draw:text-style-name="P17" xml:id="id43" draw:id="id43" draw:layer="layout" svg:width="9.206cm" svg:height="1.016cm" svg:x="0.762cm" svg:y="1.978cm">
          <text:p text:style-name="P16">Schedular.Cue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0" draw:text-style-name="P13" draw:layer="layout" svg:width="13.431cm" svg:height="0.962cm" svg:x="0.508cm" svg:y="0.508cm">
          <draw:text-box>
            <text:p><text:span text:style-name="T1">Schedular.CueVideo(videopath) Process View</text:span></text:p>
          </draw:text-box>
        </draw:frame>
        <draw:custom-shape draw:style-name="gr51" draw:text-style-name="P15" xml:id="id44" draw:id="id44" draw:layer="layout" svg:width="5.588cm" svg:height="1.016cm" svg:x="11.43cm" svg:y="2.032cm">
          <text:p text:style-name="P2">New CuedVideo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9.968cm" svg:y1="2.486cm" svg:x2="11.43cm" svg:y2="2.54cm" draw:start-shape="id43" draw:start-glue-point="7" draw:end-shape="id44" draw:end-glue-point="5" svg:d="M9968 2486h732v54h730" svg:viewBox="0 0 1463 55">
          <text:p/>
        </draw:connector>
        <draw:custom-shape draw:style-name="gr52" draw:text-style-name="P15" xml:id="id46" draw:id="id46" draw:layer="layout" svg:width="2.286cm" svg:height="2.032cm" svg:x="23.368cm" svg:y="1.524cm">
          <text:p text:style-name="P2">r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15" xml:id="id47" draw:id="id47" draw:layer="layout" svg:width="5.842cm" svg:height="1.27cm" svg:x="1.016cm" svg:y="5.588cm">
          <text:p text:style-name="P2">Add to self.Vide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5" xml:id="id48" draw:id="id48" draw:layer="layout" svg:width="4.064cm" svg:height="1.27cm" svg:x="23.114cm" svg:y="5.588cm">
          <text:p text:style-name="P2">Return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17" xml:id="id45" draw:id="id45" draw:layer="layout" svg:width="4.318cm" svg:height="2.286cm" svg:x="18.288cm" svg:y="1.424cm">
          <text:p text:style-name="P16">CuedVideo().</text:p>
          <text:p text:style-name="P16">LoadVideo(</text:p>
          <text:p text:style-name="P2">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7.018cm" svg:y1="2.54cm" svg:x2="18.288cm" svg:y2="2.567cm" draw:start-shape="id44" draw:start-glue-point="7" draw:end-shape="id45" draw:end-glue-point="5" svg:d="M17018 2540h636v27h634" svg:viewBox="0 0 1271 28">
          <text:p/>
        </draw:connector>
        <draw:connector draw:style-name="gr11" draw:text-style-name="P9" draw:layer="layout" svg:x1="22.606cm" svg:y1="2.567cm" svg:x2="23.368cm" svg:y2="2.54cm" draw:start-shape="id45" draw:start-glue-point="7" draw:end-shape="id46" draw:end-glue-point="5" svg:d="M22606 2567h382v-27h380" svg:viewBox="0 0 763 28">
          <text:p/>
        </draw:connector>
        <draw:connector draw:style-name="gr11" draw:text-style-name="P9" draw:layer="layout" draw:line-skew="-0.128cm" svg:x1="24.511cm" svg:y1="3.556cm" svg:x2="3.937cm" svg:y2="5.588cm" draw:start-shape="id46" draw:start-glue-point="6" draw:end-shape="id47" draw:end-glue-point="4" svg:d="M24511 3556v889h-20574v1143" svg:viewBox="0 0 20575 2033">
          <text:p/>
        </draw:connector>
        <draw:connector draw:style-name="gr11" draw:text-style-name="P9" draw:layer="layout" draw:line-skew="0cm 0.253cm" svg:x1="25.654cm" svg:y1="2.54cm" svg:x2="25.146cm" svg:y2="5.588cm" draw:start-shape="id46" draw:start-glue-point="7" draw:end-shape="id48" draw:end-glue-point="4" svg:d="M25654 2540h502v2286h-1010v762" svg:viewBox="0 0 1011 3049">
          <text:p/>
        </draw:connector>
        <draw:frame draw:style-name="gr17" draw:text-style-name="P13" draw:layer="layout" svg:width="1.624cm" svg:height="0.962cm" svg:x="26.156cm" svg:y="3.61cm">
          <draw:text-box>
            <text:p><text:span text:style-name="T1">Yes</text:span></text:p>
          </draw:text-box>
        </draw:frame>
        <draw:frame draw:style-name="gr17" draw:text-style-name="P13" draw:layer="layout" svg:width="1.624cm" svg:height="0.962cm" svg:x="23.114cm" svg:y="3.302cm">
          <draw:text-box>
            <text:p><text:span text:style-name="T1">No</text:span></text:p>
          </draw:text-box>
        </draw:frame>
        <draw:custom-shape draw:style-name="gr56" draw:text-style-name="P8" draw:layer="layout" svg:width="2.286cm" svg:height="1.524cm" svg:x="25.4cm" svg:y="0.254cm">
          <text:p text:style-name="P2">Error or</text:p>
          <text:p text:style-name="P2">not</text:p>
          <draw:enhanced-geometry svg:viewBox="0 0 21600 21600" draw:text-areas="800 800 20800 20800" draw:type="round-rectangular-callout" draw:modifiers="-481.679055531264 27832.131147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13" draw:layer="layout" svg:width="14.4cm" svg:height="0.962cm" svg:x="0.254cm" svg:y="7.62cm">
          <draw:text-box>
            <text:p><text:span text:style-name="T1">CuedVideo().LoadVideo(videopath) Process View</text:span></text:p>
          </draw:text-box>
        </draw:frame>
        <draw:custom-shape draw:style-name="gr58" draw:text-style-name="P17" xml:id="id53" draw:id="id53" draw:layer="layout" svg:width="10.16cm" svg:height="1.016cm" svg:x="0.508cm" svg:y="8.99cm">
          <text:p text:style-name="P16">CuedVideo().Load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5" xml:id="id50" draw:id="id50" draw:layer="layout" svg:width="4.318cm" svg:height="1.27cm" svg:x="18.288cm" svg:y="5.588cm">
          <text:p text:style-name="P2">Return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15" xml:id="id49" draw:id="id49" draw:layer="layout" svg:width="9.144cm" svg:height="1.27cm" svg:x="8.128cm" svg:y="5.588cm">
          <text:p text:style-name="P2">ShedualVideo(cuedvideo.nam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6.858cm" svg:y1="6.223cm" svg:x2="8.128cm" svg:y2="6.223cm" draw:start-shape="id47" draw:start-glue-point="7" draw:end-shape="id49" draw:end-glue-point="5" svg:d="M6858 6223h1270" svg:viewBox="0 0 1271 1">
          <text:p/>
        </draw:connector>
        <draw:connector draw:style-name="gr9" draw:text-style-name="P7" draw:layer="layout" svg:x1="17.272cm" svg:y1="6.223cm" svg:x2="18.288cm" svg:y2="6.223cm" draw:start-shape="id49" draw:start-glue-point="7" draw:end-shape="id50" draw:end-glue-point="5" svg:d="M17272 6223h1016" svg:viewBox="0 0 1017 1">
          <text:p/>
        </draw:connector>
        <draw:custom-shape draw:style-name="gr60" draw:text-style-name="P15" xml:id="id60" draw:id="id60" draw:layer="layout" svg:width="9.144cm" svg:height="1.27cm" svg:x="0.762cm" svg:y="14.986cm">
          <text:p text:style-name="P2">ShedualVideo(cuedvideo.nam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5" xml:id="id51" draw:id="id51" draw:layer="layout" svg:width="2.54cm" svg:height="2.286cm" svg:x="15.494cm" svg:y="8.382cm">
          <text:p text:style-name="P2">T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5" xml:id="id52" draw:id="id52" draw:layer="layout" svg:width="3.048cm" svg:height="1.016cm" svg:x="18.034cm" svg:y="10.414cm">
          <text:p text:style-name="P2">Return -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6.764cm" svg:y1="10.668cm" svg:x2="18.034cm" svg:y2="10.922cm" draw:start-shape="id51" draw:start-glue-point="6" draw:end-shape="id52" draw:end-glue-point="5" svg:d="M16764 10668v254h1270" svg:viewBox="0 0 1271 255">
          <text:p/>
        </draw:connector>
        <draw:frame draw:style-name="gr63" draw:text-style-name="P13" draw:layer="layout" svg:width="2.032cm" svg:height="1.216cm" svg:x="15.494cm" svg:y="10.722cm">
          <draw:text-box>
            <text:p><text:span text:style-name="T1">catch</text:span></text:p>
          </draw:text-box>
        </draw:frame>
        <draw:custom-shape draw:style-name="gr62" draw:text-style-name="P15" xml:id="id54" draw:id="id54" draw:layer="layout" svg:width="3.048cm" svg:height="1.016cm" svg:x="11.684cm" svg:y="8.99cm">
          <text:p text:style-name="P2">Set V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0.668cm" svg:y1="9.498cm" svg:x2="11.684cm" svg:y2="9.498cm" draw:start-shape="id53" draw:start-glue-point="7" draw:end-shape="id54" draw:end-glue-point="5" svg:d="M10668 9498h1016" svg:viewBox="0 0 1017 1">
          <text:p/>
        </draw:connector>
        <draw:connector draw:style-name="gr9" draw:text-style-name="P7" draw:layer="layout" svg:x1="14.732cm" svg:y1="9.498cm" svg:x2="15.494cm" svg:y2="9.525cm" draw:start-shape="id54" draw:start-glue-point="7" draw:end-shape="id51" draw:end-glue-point="5" svg:d="M14732 9498h382v27h380" svg:viewBox="0 0 763 28">
          <text:p/>
        </draw:connector>
        <draw:custom-shape draw:style-name="gr62" draw:text-style-name="P15" xml:id="id55" draw:id="id55" draw:layer="layout" svg:width="3.048cm" svg:height="1.016cm" svg:x="20.066cm" svg:y="8.99cm">
          <text:p text:style-name="P2">Open 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8.034cm" svg:y1="9.525cm" svg:x2="20.066cm" svg:y2="9.498cm" draw:start-shape="id51" draw:start-glue-point="7" draw:end-shape="id55" draw:end-glue-point="5" svg:d="M18034 9525h1017v-27h1015" svg:viewBox="0 0 2033 28">
          <text:p/>
        </draw:connector>
        <draw:custom-shape draw:style-name="gr64" draw:text-style-name="P15" xml:id="id58" draw:id="id58" draw:layer="layout" svg:width="3.048cm" svg:height="1.524cm" svg:x="20.828cm" svg:y="11.938cm">
          <text:p text:style-name="P2">Get/set</text:p>
          <text:p text:style-name="P2"><text:s/>Firs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5" xml:id="id57" draw:id="id57" draw:layer="layout" svg:width="3.048cm" svg:height="1.016cm" svg:x="24.892cm" svg:y="11.938cm">
          <text:p text:style-name="P2">Return -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5" xml:id="id56" draw:id="id56" draw:layer="layout" svg:width="2.286cm" svg:height="2.032cm" svg:x="24.13cm" svg:y="8.636cm">
          <text:p text:style-name="P2">r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7" draw:layer="layout" svg:x1="26.416cm" svg:y1="9.652cm" svg:x2="26.416cm" svg:y2="11.938cm" draw:start-shape="id56" draw:start-glue-point="7" draw:end-shape="id57" draw:end-glue-point="4" svg:d="M26416 9652h502v1652h-502v634" svg:viewBox="0 0 503 2287">
          <text:p/>
        </draw:connector>
        <draw:connector draw:style-name="gr9" draw:text-style-name="P7" draw:layer="layout" svg:x1="25.273cm" svg:y1="10.668cm" svg:x2="22.352cm" svg:y2="11.938cm" draw:start-shape="id56" draw:start-glue-point="6" draw:end-shape="id58" draw:end-glue-point="4" svg:d="M25273 10668v636h-2921v634" svg:viewBox="0 0 2922 1271">
          <text:p/>
        </draw:connector>
        <draw:connector draw:style-name="gr9" draw:text-style-name="P7" draw:layer="layout" svg:x1="23.114cm" svg:y1="9.498cm" svg:x2="24.13cm" svg:y2="9.652cm" draw:start-shape="id55" draw:start-glue-point="7" draw:end-shape="id56" draw:end-glue-point="5" svg:d="M23114 9498h509v154h507" svg:viewBox="0 0 1017 155">
          <text:p/>
        </draw:connector>
        <draw:custom-shape draw:style-name="gr65" draw:text-style-name="P15" xml:id="id59" draw:id="id59" draw:layer="layout" svg:width="2.54cm" svg:height="1.016cm" svg:x="16.764cm" svg:y="12.192cm">
          <text:p text:style-name="P2">Retur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20.828cm" svg:y1="12.7cm" svg:x2="19.304cm" svg:y2="12.7cm" draw:start-shape="id58" draw:start-glue-point="5" draw:end-shape="id59" draw:end-glue-point="7" svg:d="M20828 12700h-1524" svg:viewBox="0 0 1525 1">
          <text:p/>
        </draw:connector>
        <draw:frame draw:style-name="gr57" draw:text-style-name="P13" draw:layer="layout" svg:width="14.4cm" svg:height="0.962cm" svg:x="0.762cm" svg:y="12.754cm">
          <draw:text-box>
            <text:p><text:span text:style-name="T1">ShedualVideo(cuedvideo.name) Process View</text:span></text:p>
          </draw:text-box>
        </draw:frame>
        <draw:custom-shape draw:style-name="gr66" draw:text-style-name="P15" xml:id="id61" draw:id="id61" draw:layer="layout" svg:width="4.318cm" svg:height="3.81cm" svg:x="11.122cm" svg:y="13.716cm">
          <text:p text:style-name="P2">If name </text:p>
          <text:p text:style-name="P2">in c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7" draw:layer="layout" svg:x1="9.906cm" svg:y1="15.621cm" svg:x2="11.122cm" svg:y2="15.621cm" draw:start-shape="id60" draw:start-glue-point="7" draw:end-shape="id61" draw:end-glue-point="5" svg:d="M9906 15621h1216" svg:viewBox="0 0 1217 1">
          <text:p/>
        </draw:connector>
        <draw:custom-shape draw:style-name="gr67" draw:text-style-name="P15" xml:id="id62" draw:id="id62" draw:layer="layout" svg:width="6.096cm" svg:height="1.778cm" svg:x="16.956cm" svg:y="14.732cm">
          <text:p text:style-name="P2">Add name : </text:p>
          <text:p text:style-name="P2">ShedualVideo.inde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5.44cm" svg:y1="15.621cm" svg:x2="16.956cm" svg:y2="15.621cm" draw:start-shape="id61" draw:start-glue-point="7" draw:end-shape="id62" draw:end-glue-point="5" svg:d="M15440 15621h1516" svg:viewBox="0 0 1517 1">
          <text:p/>
        </draw:connector>
        <draw:frame draw:style-name="gr17" draw:text-style-name="P13" draw:layer="layout" svg:width="1.624cm" svg:height="0.962cm" svg:x="15.44cm" svg:y="14.532cm">
          <draw:text-box>
            <text:p><text:span text:style-name="T1">No</text:span></text:p>
          </draw:text-box>
        </draw:frame>
        <draw:custom-shape draw:style-name="gr67" draw:text-style-name="P15" xml:id="id63" draw:id="id63" draw:layer="layout" svg:width="6.096cm" svg:height="1.778cm" svg:x="17.018cm" svg:y="16.764cm">
          <text:p text:style-name="P2">Append index </text:p>
          <text:p text:style-name="P2">to name index 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3.281cm" svg:y1="17.526cm" svg:x2="17.018cm" svg:y2="17.653cm" draw:start-shape="id61" draw:start-glue-point="6" draw:end-shape="id63" draw:end-glue-point="5" svg:d="M13281 17526v502h2949v-375h788" svg:viewBox="0 0 3738 503">
          <text:p/>
        </draw:connector>
        <draw:frame draw:style-name="gr17" draw:text-style-name="P13" draw:layer="layout" svg:width="1.624cm" svg:height="0.962cm" svg:x="14.886cm" svg:y="16.764cm">
          <draw:text-box>
            <text:p><text:span text:style-name="T1">Yes</text:span></text:p>
          </draw:text-box>
        </draw:frame>
        <draw:custom-shape draw:style-name="gr67" draw:text-style-name="P15" xml:id="id64" draw:id="id64" draw:layer="layout" svg:width="6.096cm" svg:height="1.778cm" svg:x="21.59cm" svg:y="18.796cm">
          <text:p text:style-name="P2">Set index fram -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23.052cm" svg:y1="15.621cm" svg:x2="24.638cm" svg:y2="18.796cm" draw:start-shape="id62" draw:start-glue-point="7" draw:end-shape="id64" draw:end-glue-point="4" svg:d="M23052 15621h1586v3175" svg:viewBox="0 0 1587 3176">
          <text:p/>
        </draw:connector>
        <draw:connector draw:style-name="gr9" draw:text-style-name="P7" draw:layer="layout" svg:x1="23.114cm" svg:y1="17.653cm" svg:x2="24.638cm" svg:y2="18.796cm" draw:start-shape="id63" draw:start-glue-point="7" draw:end-shape="id64" draw:end-glue-point="4" svg:d="M23114 17653h1524v1143" svg:viewBox="0 0 1525 1144">
          <text:p/>
        </draw:connector>
        <draw:custom-shape draw:style-name="gr67" draw:text-style-name="P15" xml:id="id65" draw:id="id65" draw:layer="layout" svg:width="6.096cm" svg:height="1.778cm" svg:x="14.478cm" svg:y="18.796cm">
          <text:p text:style-name="P2">Set index starttime</text:p>
          <text:p text:style-name="P2">To self.FullRunTime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5" xml:id="id66" draw:id="id66" draw:layer="layout" svg:width="6.096cm" svg:height="1.778cm" svg:x="7.62cm" svg:y="18.796cm">
          <text:p text:style-name="P2">Index = index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5" xml:id="id67" draw:id="id67" draw:layer="layout" svg:width="6.096cm" svg:height="1.778cm" svg:x="0.762cm" svg:y="18.796cm">
          <text:p text:style-name="P2">self.FullRunTime +</text:p>
          <text:p text:style-name="P2">Video d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4.478cm" svg:y1="19.685cm" svg:x2="13.716cm" svg:y2="19.685cm" draw:start-shape="id65" draw:start-glue-point="5" draw:end-shape="id66" draw:end-glue-point="7" svg:d="M14478 19685h-762" svg:viewBox="0 0 763 1">
          <text:p/>
        </draw:connector>
        <draw:connector draw:style-name="gr9" draw:text-style-name="P7" draw:layer="layout" svg:x1="7.62cm" svg:y1="19.685cm" svg:x2="6.858cm" svg:y2="19.685cm" draw:start-shape="id66" draw:start-glue-point="5" draw:end-shape="id67" draw:end-glue-point="7" svg:d="M7620 19685h-762" svg:viewBox="0 0 763 1">
          <text:p/>
        </draw:connector>
        <draw:connector draw:style-name="gr9" draw:text-style-name="P7" draw:layer="layout" svg:x1="21.59cm" svg:y1="19.685cm" svg:x2="20.574cm" svg:y2="19.685cm" draw:start-shape="id64" draw:start-glue-point="5" draw:end-shape="id65" draw:end-glue-point="7" svg:d="M21590 19685h-1016" svg:viewBox="0 0 1017 1">
          <text:p/>
        </draw:connector>
        <presentation:notes draw:style-name="dp2">
          <draw:page-thumbnail draw:style-name="gr28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ucida Sans" svg:font-family="'Lucida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0cm" fo:margin-right="0cm" fo:margin-top="0.497cm" fo:margin-bottom="0.249cm" fo:text-align="center" fo:text-indent="0cm" style:text-autospace="none">
        <style:tab-stops>
          <style:tab-stop style:position="0.67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374cm" fo:margin-bottom="0.187cm" fo:text-align="start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3" style:display-name="Heading 3" style:family="graphic">
      <style:paragraph-properties fo:margin-left="0cm" fo:margin-right="0cm" fo:line-height="0.423cm" fo:text-align="justify" fo:text-indent="0.896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125cm" fo:margin-bottom="0.125cm" fo:text-align="justify" fo:text-indent="1.568cm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5" style:display-name="Heading 5" style:family="graphic">
      <style:paragraph-properties fo:margin-top="0.497cm" fo:margin-bottom="0.249cm" fo:text-align="center" style:text-autospace="none">
        <style:tab-stops>
          <style:tab-stop style:position="1.1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.5pt" fo:language="en" fo:country="US" fo:font-style="italic" fo:font-weight="bold" style:letter-kerning="false" style:font-name-asian="Lucida Sans" style:font-family-asian="'Lucida Sans'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pt" fo:language="en" fo:country="US" fo:font-weight="bold" style:letter-kerning="false" style:font-name-asian="Lucida Sans" style:font-family-asian="'Lucida Sans'" style:font-pitch-asian="variable" style:font-size-asian="11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pt" fo:language="en" fo:country="US" fo:font-style="italic" fo:font-weight="bold" style:letter-kerning="false" style:font-name-asian="Lucida Sans" style:font-family-asian="'Lucida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0.5pt" fo:language="en" fo:country="US" fo:font-weight="bold" style:letter-kerning="false" style:font-name-asian="Lucida Sans" style:font-family-asian="'Lucida Sans'" style:font-pitch-asian="variable" style:font-size-asian="10.5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3" style:display-name="ListLabel 93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2" style:display-name="ListLabel 92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1" style:display-name="ListLabel 9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90" style:display-name="ListLabel 9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9" style:display-name="ListLabel 8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8" style:display-name="ListLabel 8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7" style:display-name="ListLabel 8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6" style:display-name="ListLabel 86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5" style:display-name="ListLabel 85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4" style:display-name="ListLabel 84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3" style:display-name="ListLabel 83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82" style:display-name="ListLabel 8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2" style:display-name="ListLabel 72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1" style:display-name="ListLabel 71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0" style:display-name="ListLabel 70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text-position="11% 58%" fo:font-size="8pt" fo:letter-spacing="normal" fo:font-style="normal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68" style:display-name="ListLabel 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5" style:display-name="ListLabel 6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4" style:display-name="ListLabel 6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3" style:display-name="ListLabel 6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2" style:display-name="ListLabel 6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0" style:display-name="ListLabel 6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9" style:display-name="ListLabel 5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8" style:display-name="ListLabel 58" style:family="graphic">
      <style:paragraph-properties style:text-autospace="none"/>
      <style:text-properties fo:font-style="normal" style:font-name-asian="Times New Roman1" style:font-family-asian="'Times New Roman'" style:font-pitch-asian="variable" style:font-style-asian="normal" style:font-style-complex="normal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6" style:display-name="ListLabel 56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55" style:display-name="ListLabel 55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9" style:display-name="ListLabel 49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8" style:display-name="ListLabel 48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7" style:display-name="ListLabel 47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6" style:display-name="ListLabel 46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45" style:display-name="ListLabel 4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1" style:display-name="ListLabel 4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0" style:display-name="ListLabel 40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9" style:display-name="ListLabel 39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8" style:display-name="ListLabel 38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7" style:display-name="ListLabel 37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36" style:display-name="ListLabel 3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5" style:display-name="ListLabel 3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1" style:display-name="ListLabel 31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0" style:display-name="ListLabel 30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9" style:display-name="ListLabel 29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8" style:display-name="ListLabel 28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2" style:display-name="ListLabel 22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1" style:display-name="ListLabel 21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0" style:display-name="ListLabel 20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19" style:display-name="ListLabel 19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fo:font-variant="normal" fo:text-transform="none" fo:color="#000000" style:text-line-through-style="none" style:text-line-through-type="none" style:text-position="11% 58%"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letter-spacing="normal" style:rfc-language-tag="x-none" style:rfc-language-tag-asian="x-none"/>
    </style:style>
    <style:style style:name="Heading_20_10" style:display-name="Heading 10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0.5pt" fo:language="en" fo:country="US" fo:font-weight="bold" style:letter-kerning="false" style:font-name-asian="Lucida Sans" style:font-family-asian="'Lucida Sans'" style:font-pitch-asian="variable" style:font-size-asian="10.5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Keywords" style:family="graphic">
      <style:paragraph-properties fo:margin-left="0cm" fo:margin-right="0cm" fo:margin-top="0cm" fo:margin-bottom="0.374cm" fo:text-align="justify" fo:text-indent="0.852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letter-kerning="false" style:font-name-asian="Times New Roman1" style:font-family-asian="'Times New Roman'" style:font-pitch-asian="variable" style:font-size-asian="9pt" style:language-asian="ar" style:country-asian="SA" style:font-style-asian="italic" style:font-weight-asian="bold" style:font-style-complex="italic" style:font-weight-complex="bold"/>
    </style:style>
    <style:style style:name="Abstract" style:family="graphic">
      <style:paragraph-properties fo:margin-left="0cm" fo:margin-right="0cm" fo:margin-top="0cm" fo:margin-bottom="0.623cm" fo:text-align="justify" fo:text-indent="0.847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false" style:font-name-asian="Times New Roman1" style:font-family-asian="'Times New Roman'" style:font-pitch-asian="variable" style:font-size-asian="9pt" style:language-asian="ar" style:country-asian="SA" style:font-weight-asian="bold" style:font-weight-complex="bold"/>
    </style:style>
    <style:style style:name="table_20_head" style:display-name="table head" style:family="graphic">
      <style:paragraph-properties fo:margin-top="0.746cm" fo:margin-bottom="0.374cm" fo:line-height="90%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table_20_footnote" style:display-name="table footnote" style:family="graphic">
      <style:paragraph-properties fo:margin-left="0.18cm" fo:margin-right="0cm" fo:margin-top="0.187cm" fo:margin-bottom="0.093cm" fo:text-align="end" fo:text-indent="-0.09cm" style:text-autospace="none"/>
      <style:text-properties style:use-window-font-color="true" style:font-name="Times New Roman" fo:font-family="'Times New Roman'" style:font-family-generic="roman" style:font-pitch="variable" fo:font-size="6pt" fo:language="en" fo:country="US" style:letter-kerning="false" style:font-name-asian="Times New Roman1" style:font-family-asian="'Times New Roman'" style:font-pitch-asian="variable" style:font-size-asian="6pt" style:language-asian="ar" style:country-asian="SA"/>
    </style:style>
    <style:style style:name="table_20_copy" style:display-name="table copy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table_20_col_20_subhead" style:display-name="table col sub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7.5pt" fo:language="en" fo:country="US" fo:font-style="italic" fo:font-weight="bold" style:letter-kerning="false" style:font-name-asian="Times New Roman1" style:font-family-asian="'Times New Roman'" style:font-pitch-asian="variable" style:font-size-asian="7.5pt" style:language-asian="ar" style:country-asian="SA" style:font-style-asian="italic" style:font-weight-asian="bold" style:font-style-complex="italic" style:font-weight-complex="bold"/>
    </style:style>
    <style:style style:name="table_20_col_20_head" style:display-name="table col 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8pt" fo:language="en" fo:country="US" fo:font-weight="bold" style:letter-kerning="false" style:font-name-asian="Times New Roman1" style:font-family-asian="'Times New Roman'" style:font-pitch-asian="variable" style:font-size-asian="8pt" style:language-asian="ar" style:country-asian="SA" style:font-weight-asian="bold" style:font-weight-complex="bold"/>
    </style:style>
    <style:style style:name="sponsors" style:family="graphic">
      <style:paragraph-properties fo:margin-left="0cm" fo:margin-right="0cm" fo:text-align="start" fo:text-indent="0.896cm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references" style:family="graphic">
      <style:paragraph-properties fo:margin-top="0cm" fo:margin-bottom="0.155cm" fo:line-height="0.318cm"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paper_20_title" style:display-name="paper 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24pt" fo:language="en" fo:country="US" style:letter-kerning="false" style:font-name-asian="Times New Roman1" style:font-family-asian="'Times New Roman'" style:font-pitch-asian="variable" style:font-size-asian="24pt" style:language-asian="ar" style:country-asian="SA"/>
    </style:style>
    <style:style style:name="paper_20_subtitle" style:display-name="paper sub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US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footnote" style:family="graphic">
      <style:paragraph-properties fo:margin-top="0cm" fo:margin-bottom="0.125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figure_20_caption" style:display-name="figure caption" style:family="graphic">
      <style:paragraph-properties fo:margin-left="0cm" fo:margin-right="0cm" fo:margin-top="0.249cm" fo:margin-bottom="0.623cm" fo:text-align="justify" fo:text-indent="0cm" style:text-autospace="none">
        <style:tab-stops>
          <style:tab-stop style:position="1.658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equation" style:family="graphic">
      <style:paragraph-properties fo:margin-top="0.746cm" fo:margin-bottom="0.746cm" fo:line-height="90%" fo:text-align="center" style:text-autospace="none">
        <style:tab-stops>
          <style:tab-stop style:position="7.84cm" style:type="center"/>
          <style:tab-stop style:position="15.681cm" style:type="right"/>
        </style:tab-stops>
      </style:paragraph-properties>
      <style:text-properties style:use-window-font-color="true" style:font-name="Symbol" fo:font-family="Symbol" style:font-family-generic="roman" style:font-pitch="variable" fo:font-size="10pt" fo:language="en" fo:country="US" style:letter-kerning="false" style:font-name-asian="Symbol1" style:font-family-asian="Symbol" style:font-pitch-asian="variable" style:font-size-asian="10pt" style:language-asian="ar" style:country-asian="SA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Author" style:family="graphic">
      <style:paragraph-properties fo:margin-top="1.12cm" fo:margin-bottom="0.125cm" fo:text-align="center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Affiliation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Lucida Sans" style:font-family-asian="'Lucida Sans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Lucida Sans" style:font-family-asian="'Lucida San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Lucida Sans" style:font-family-asian="'Lucida Sans'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4:10:04.281000000</meta:creation-date>
    <meta:editing-duration>PT4H1M42S</meta:editing-duration>
    <meta:editing-cycles>36</meta:editing-cycles>
    <meta:generator>LibreOffice/6.0.6.2$Windows_X86_64 LibreOffice_project/0c292870b25a325b5ed35f6b45599d2ea4458e77</meta:generator>
    <dc:title>Impress</dc:title>
    <dc:date>2019-08-07T22:02:41.423000000</dc:date>
    <meta:document-statistic meta:object-count="251"/>
  </office:meta>
</office:document-meta>
</file>